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 svg:font-family="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8pt" officeooo:rsid="0014f949" officeooo:paragraph-rsid="0014f949" style:font-size-asian="8pt" style:font-size-complex="8pt"/>
    </style:style>
    <style:style style:name="P2" style:family="paragraph" style:parent-style-name="Standard">
      <style:text-properties officeooo:rsid="000d4cd9" officeooo:paragraph-rsid="000d4cd9"/>
    </style:style>
    <style:style style:name="P3" style:family="paragraph" style:parent-style-name="Standard">
      <style:text-properties officeooo:rsid="000d4cd9" officeooo:paragraph-rsid="00129098"/>
    </style:style>
    <style:style style:name="P4" style:family="paragraph" style:parent-style-name="Standard">
      <style:paragraph-properties fo:margin-left="-0.4925in" fo:margin-right="0in" fo:text-indent="0in" style:auto-text-indent="false"/>
      <style:text-properties officeooo:rsid="000d4cd9" officeooo:paragraph-rsid="000d4cd9"/>
    </style:style>
    <style:style style:name="P5" style:family="paragraph" style:parent-style-name="Text_20_body">
      <style:text-properties officeooo:rsid="001a4931" officeooo:paragraph-rsid="001a4931"/>
    </style:style>
    <style:style style:name="P6" style:family="paragraph" style:parent-style-name="Text_20_body">
      <style:text-properties officeooo:rsid="001be31d" officeooo:paragraph-rsid="001be31d"/>
    </style:style>
    <style:style style:name="P7" style:family="paragraph" style:parent-style-name="Standard">
      <style:text-properties officeooo:rsid="000d4cd9" officeooo:paragraph-rsid="000d4cd9"/>
    </style:style>
    <style:style style:name="P8" style:family="paragraph" style:parent-style-name="Standard">
      <style:text-properties officeooo:rsid="0017555e" officeooo:paragraph-rsid="0017555e"/>
    </style:style>
    <style:style style:name="P9" style:family="paragraph" style:parent-style-name="Standard">
      <style:text-properties officeooo:rsid="0018e6ac" officeooo:paragraph-rsid="0017555e"/>
    </style:style>
    <style:style style:name="P10" style:family="paragraph" style:parent-style-name="Standard">
      <style:text-properties officeooo:rsid="0018e6ac" officeooo:paragraph-rsid="001ed0f6"/>
    </style:style>
    <style:style style:name="P11" style:family="paragraph" style:parent-style-name="Standard">
      <style:text-properties officeooo:rsid="001d8da6" officeooo:paragraph-rsid="001d8da6"/>
    </style:style>
    <style:style style:name="P12" style:family="paragraph" style:parent-style-name="Standard">
      <style:text-properties officeooo:rsid="001ed0f6" officeooo:paragraph-rsid="001ed0f6"/>
    </style:style>
    <style:style style:name="P13" style:family="paragraph" style:parent-style-name="Standard">
      <style:paragraph-properties fo:margin-left="-0.4925in" fo:margin-right="0in" fo:text-indent="0in" style:auto-text-indent="false"/>
      <style:text-properties officeooo:rsid="000ed487" officeooo:paragraph-rsid="000d4cd9"/>
    </style:style>
    <style:style style:name="P14" style:family="paragraph" style:parent-style-name="Standard">
      <style:paragraph-properties fo:margin-left="0in" fo:margin-right="0in" fo:text-align="start" style:justify-single-word="false" fo:text-indent="0in" style:auto-text-indent="false"/>
    </style:style>
    <style:style style:name="T1" style:family="text">
      <style:text-properties fo:font-weight="bold" style:font-weight-asian="bold" style:font-weight-complex="bold"/>
    </style:style>
    <style:style style:name="T2" style:family="text">
      <style:text-properties officeooo:rsid="0017555e"/>
    </style:style>
    <style:style style:name="T3" style:family="text">
      <style:text-properties fo:color="#888a85" style:font-name="Sans" fo:font-size="10pt" style:font-size-asian="10pt"/>
    </style:style>
    <style:style style:name="T4" style:family="text">
      <style:text-properties fo:color="#888a85" style:font-name="Sans" fo:font-size="10pt" style:text-underline-style="solid" style:text-underline-width="auto" style:text-underline-color="font-color" style:font-size-asian="10pt"/>
    </style:style>
    <style:style style:name="T5" style:family="text">
      <style:text-properties fo:color="#ccdf32" style:font-name="Sans" fo:font-size="10pt" fo:font-weight="bold" style:font-size-asian="10pt" style:font-weight-asian="bold"/>
    </style:style>
    <style:style style:name="T6" style:family="text">
      <style:text-properties officeooo:rsid="001d8da6"/>
    </style:style>
    <style:style style:name="T7" style:family="text">
      <style:text-properties officeooo:rsid="001ed0f6"/>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FOIBV – 2013/2014</text:h>
      <text:p text:style-name="P3"><text:span text:style-name="T2">Supporting documentation</text:span>: <text:span text:style-name="T2">practical assignment</text:span></text:p>
      <text:p text:style-name="P2"/>
      <text:p text:style-name="P2">This document is part of the practical assignment program it shortly describes <text:span text:style-name="T2">the working of the different programmed pipelines to segment images'</text:span></text:p>
      <text:p text:style-name="P2"/>
      <text:p text:style-name="P2">The program we have developed is a terminal only program. It is programmed in C++ and compiled with a C++11 compiler. <text:span text:style-name="T2">It's originally developed in Linux and later on compiled for Windows.</text:span></text:p>
      <text:p text:style-name="P2">The program can be started by executing <text:span text:style-name="T2">INFOIBV</text:span> from a command prompt in Windows. <text:span text:style-name="T2">There are six different pipelines programmed each according to a different image.</text:span></text:p>
      <text:p text:style-name="P2"/>
      <text:p text:style-name="P8">Because we miss understood the assignment we made different pipelines for different images instead of just one pipeline which can be used to detect the same object in different images.</text:p>
      <text:p text:style-name="P8">Therefor we discussed this issue and were granted to make a bit longer explanation to describe each of the pipelines.</text:p>
      <text:p text:style-name="P8">In order to fulfill the assignment we have chose the xray pipeline as our most mature pipeline and we will describe this pipeline a bit more extensive than the others.</text:p>
      <text:p text:style-name="P9"/>
      <text:p text:style-name="P11">During the de<text:span text:style-name="T7">ve</text:span>lopment of our toolkit we made an agreement that every function ha<text:span text:style-name="T7">s</text:span> to give an 8 bit unsigned char image back. Therefor we made our toolkit modular and extensible. This is the same for the input image of our functions. Some mathematical operations are more precise when executed with floating point precision. We made a special function to convert our unsigned char image to floating point notation and back. <text:span text:style-name="T7">Our toolkit can easily be used to build your own pipeline for basic image processing.</text:span></text:p>
      <text:p text:style-name="P12">The functions we have build are sorted in different category's: filters, morphology, statistics and a stockpile of basic functions.</text:p>
      <text:h text:style-name="Heading_20_1" text:outline-level="1">Pipelines</text:h>
      <text:p text:style-name="P10">All the descriptions below are also shortly stated in the 'images.h' file.</text:p>
      <text:h text:style-name="Heading_20_2" text:outline-level="2">Xray</text:h>
      <text:p text:style-name="P6">The pipeline to segment the xray.png image is done in two separated paths. <text:span text:style-name="T6">First we make sure that the input image is converted to a gray level image.</text:span></text:p>
      <text:p text:style-name="Standard"><text:span text:style-name="T3">/*</text:span></text:p>
      <text:p text:style-name="P14"><text:span text:style-name="T3"><text:s/>* Solve the xray.png search for steel objects within the person centered in the image.</text:span></text:p>
      <text:p text:style-name="P14"><text:span text:style-name="T3"><text:s/>* it does:</text:span></text:p>
      <text:p text:style-name="P14"><text:span text:style-name="T3"><text:s/>* - to gray scale</text:span></text:p>
      <text:p text:style-name="P14"><text:span text:style-name="T3"><text:s/>* - thresholding</text:span></text:p>
      <text:p text:style-name="P14"><text:span text:style-name="T3"><text:s/>* - inverse of thresholded</text:span></text:p>
      <text:p text:style-name="P14"><text:span text:style-name="T3"><text:s/>* - inverse of gray scale image</text:span></text:p>
      <text:p text:style-name="P14"><text:span text:style-name="T3"><text:s/>* - geoDesicDilate from background on inverse </text:span><text:span text:style-name="T4">grayscale</text:span></text:p>
      <text:p text:style-name="P14"><text:span text:style-name="T3"><text:s/>* - subtract geoDesicDilate output from inverse thresholded image</text:span></text:p>
      <text:p text:style-name="P14"><text:span text:style-name="T3"><text:s/>* - threshold of above, for </text:span><text:span text:style-name="T4">silhoutte</text:span><text:span text:style-name="T3"> determination and detection</text:span></text:p>
      <text:p text:style-name="P14"><text:span text:style-name="T3"><text:s/>* - </text:span><text:span text:style-name="T4">labelling</text:span></text:p>
      <text:p text:style-name="P14"><text:span text:style-name="T3"><text:s/>*/</text:span></text:p>
      <text:p text:style-name="P5"/>
      <text:h text:style-name="Heading_20_2" text:outline-level="2"><text:soft-page-break/>balloons</text:h>
      <text:p text:style-name="Standard"><text:span text:style-name="T3">/*</text:span></text:p>
      <text:p text:style-name="P14"><text:span text:style-name="T3"><text:s/>* This function will solve the picture balloons.png</text:span></text:p>
      <text:p text:style-name="P14"><text:span text:style-name="T3"><text:s/>* It does:</text:span></text:p>
      <text:p text:style-name="P14"><text:span text:style-name="T3"><text:s/>* <text:s/>- gray level</text:span></text:p>
      <text:p text:style-name="P14"><text:span text:style-name="T3"><text:s/>* <text:s/>- x-derivative function <text:s text:c="2"/>++ - SKIZ</text:span></text:p>
      <text:p text:style-name="P14"><text:span text:style-name="T3"><text:s/>* <text:s/></text:span><text:span text:style-name="T5">TODO</text:span><text:span text:style-name="T3"> not working yet</text:span></text:p>
      <text:p text:style-name="P14"><text:span text:style-name="T3"><text:s/>*/</text:span></text:p>
      <text:h text:style-name="Heading_20_2" text:outline-level="2">cheese</text:h>
      <text:p text:style-name="Standard"><text:span text:style-name="T3">/*</text:span></text:p>
      <text:p text:style-name="P14"><text:span text:style-name="T3"><text:s/>* Solve the xray.png search for steel objects within the person centered in the image.</text:span></text:p>
      <text:p text:style-name="P14"><text:span text:style-name="T3"><text:s/>* it does:</text:span></text:p>
      <text:p text:style-name="P14"><text:span text:style-name="T3"><text:s/>* - to gray scale</text:span></text:p>
      <text:p text:style-name="P14"><text:span text:style-name="T3"><text:s/>* - thresholding</text:span></text:p>
      <text:p text:style-name="P14"><text:span text:style-name="T3"><text:s/>* - inverse of thresholded</text:span></text:p>
      <text:p text:style-name="P14"><text:span text:style-name="T3"><text:s/>* - inverse of gray scale image</text:span></text:p>
      <text:p text:style-name="P14"><text:span text:style-name="T3"><text:s/>* - geoDesicDilate from background on inverse </text:span><text:span text:style-name="T4">grayscale</text:span></text:p>
      <text:p text:style-name="P14"><text:span text:style-name="T3"><text:s/>* - subtract geoDesicDilate output from inverse thresholded image</text:span></text:p>
      <text:p text:style-name="P14"><text:span text:style-name="T3"><text:s/>* - threshold of above, for </text:span><text:span text:style-name="T4">silhoutte</text:span><text:span text:style-name="T3"> determination and detection</text:span></text:p>
      <text:p text:style-name="P14"><text:span text:style-name="T3"><text:s/>* - </text:span><text:span text:style-name="T4">labelling</text:span></text:p>
      <text:p text:style-name="P14"><text:span text:style-name="T3"><text:s/>*/</text:span></text:p>
      <text:p text:style-name="Text_20_body"/>
      <text:h text:style-name="Heading_20_2" text:outline-level="2">Balls</text:h>
      <text:p text:style-name="Standard"><text:span text:style-name="T3">/*</text:span></text:p>
      <text:p text:style-name="P14"><text:span text:style-name="T3"><text:s/>* Solve the picture balls.png</text:span></text:p>
      <text:p text:style-name="P14"><text:span text:style-name="T3"><text:s/>* <text:s/>it does:</text:span></text:p>
      <text:p text:style-name="P14"><text:span text:style-name="T3"><text:s/>* <text:s/>- gray level</text:span></text:p>
      <text:p text:style-name="P14"><text:span text:style-name="T3"><text:s/>* <text:s/>- median filter</text:span></text:p>
      <text:p text:style-name="P14"><text:span text:style-name="T3"><text:s/>* <text:s/>- histogram</text:span></text:p>
      <text:p text:style-name="P14"><text:span text:style-name="T3"><text:s/>* <text:s/>- thresholding</text:span></text:p>
      <text:p text:style-name="P14"><text:span text:style-name="T3"><text:s/>* <text:s/>- </text:span><text:span text:style-name="T4">erode</text:span><text:span text:style-name="T3"> 25x</text:span></text:p>
      <text:p text:style-name="P14"><text:span text:style-name="T3"><text:s/>* <text:s/>- dilate 25x</text:span></text:p>
      <text:p text:style-name="P14"><text:span text:style-name="T3"><text:s/>* <text:s/>- label image</text:span></text:p>
      <text:p text:style-name="P14"><text:span text:style-name="T3"><text:s/>*/</text:span></text:p>
      <text:p text:style-name="Text_20_body"/>
      <text:h text:style-name="Heading_20_2" text:outline-level="2">boltsnuts</text:h>
      <text:p text:style-name="Standard"/>
      <text:h text:style-name="Heading_20_2" text:outline-level="2">road</text:h>
      <text:p text:style-name="Standard"><text:span text:style-name="T3">/*</text:span></text:p>
      <text:p text:style-name="P14"><text:span text:style-name="T3"><text:s/>* Solve road.png, detect highway in picture</text:span></text:p>
      <text:p text:style-name="P14"><text:span text:style-name="T3"><text:s/>* it does:</text:span></text:p>
      <text:p text:style-name="P14"><text:span text:style-name="T3"><text:s/>* - to gray scale</text:span></text:p>
      <text:p text:style-name="P14"><text:span text:style-name="T3"><text:s/>* - </text:span><text:span text:style-name="T4">gaussian</text:span><text:span text:style-name="T3"> filter</text:span></text:p>
      <text:p text:style-name="P14"><text:span text:style-name="T3"><text:s/>* - quantization with 8 levels</text:span></text:p>
      <text:p text:style-name="P14"><text:span text:style-name="T3"><text:s/>* - histogram</text:span></text:p>
      <text:p text:style-name="P14"><text:span text:style-name="T3"><text:s/>* - histogram equalize</text:span></text:p>
      <text:p text:style-name="P14"><text:span text:style-name="T3"><text:s/>* - histogram to determine differences</text:span></text:p>
      <text:p text:style-name="P14"><text:span text:style-name="T3"><text:s/>* - thresholding</text:span></text:p>
      <text:p text:style-name="P14"><text:span text:style-name="T3"><text:s/>* - dilation 3x</text:span></text:p>
      <text:p text:style-name="P14"><text:span text:style-name="T3"><text:s/>* - inverse of dilation result</text:span></text:p>
      <text:p text:style-name="P14"><text:span text:style-name="T3"><text:s/>* - geoDesicDilate</text:span></text:p>
      <text:p text:style-name="P14"><text:span text:style-name="T3"><text:s/>*/</text:span></text:p>
      <text:p text:style-name="Text_20_body"/>
      <text:p text:style-name="P4"><text:soft-page-break/></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 svg:font-family="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4f949" officeooo:paragraph-rsid="0014f94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MP1">Frank Uijtewaal, F130694</text:p>
        <text:p text:style-name="MP1">Jeroen van Prooijen, F130693</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21:00:37.245113689</meta:creation-date>
    <dc:date>2014-01-25T23:07:22.899890509</dc:date>
    <meta:editing-duration>PT1H20M31S</meta:editing-duration>
    <meta:editing-cycles>11</meta:editing-cycles>
    <meta:generator>LibreOffice/4.1.4.2$Linux_X86_64 LibreOffice_project/0a0440ccc0227ad9829de5f46be37cfb6edcf72</meta:generator>
    <meta:document-statistic meta:table-count="0" meta:image-count="0" meta:object-count="0" meta:page-count="3" meta:paragraph-count="77" meta:word-count="586" meta:character-count="3387" meta:non-whitespace-character-count="2813"/>
  </office:meta>
</office:document-meta>
</file>